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style:font-size-asian="9pt" style:font-size-complex="9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orphans="2" fo:widows="2"/>
      <style:text-properties style:font-name="Courier New" fo:font-size="9pt" style:font-size-asian="9pt" style:font-size-complex="9pt"/>
    </style:style>
    <style:style style:name="P8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urier New" fo:font-size="9pt" fo:letter-spacing="normal" style:font-size-asian="9pt" style:font-size-complex="9pt"/>
    </style:style>
    <style:style style:name="T1" style:family="text">
      <style:text-properties fo:font-weight="normal"/>
    </style:style>
    <style:style style:name="T2" style:family="text">
      <style:text-properties fo:font-style="normal"/>
    </style:style>
    <style:style style:name="T3" style:family="text">
      <style:text-properties fo:font-style="normal" fo:font-weight="normal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tyle="normal" fo:font-weight="normal"/>
    </style:style>
    <style:style style:name="T6" style:family="text">
      <style:text-properties fo:font-variant="normal" fo:text-transform="none"/>
    </style:style>
    <style:style style:name="T7" style:family="text">
      <style:text-properties fo:color="#000000"/>
    </style:style>
    <style:style style:name="T8" style:family="text">
      <style:text-properties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 Frames/Packets in format [PT | Pr | Ps | FT | Nr | Ns].</text:p>
      <text:p text:style-name="P7"/>
      <text:p text:style-name="P4"><text:s text:c="15"/><text:span text:style-name="T3">| <text:s text:c="3"/>Interface Commands <text:s text:c="10"/>| <text:s text:c="2"/>Protocol Actions <text:s text:c="12"/>| <text:s text:c="2"/>Interface Commands <text:s text:c="3"/></text:span></text:p>
      <text:p text:style-name="P4"><text:s text:c="15"/><text:span text:style-name="T3">| <text:s text:c="8"/>Node A <text:s text:c="17"/>| <text:s text:c="31"/>| <text:s text:c="7"/>Node B <text:s text:c="10"/></text:span></text:p>
      <text:p text:style-name="P4"><text:s/><text:span text:style-name="T3">Transport <text:s text:c="4"/>| Network <text:s text:c="7"/>| Data Link <text:s text:c="5"/>| <text:s text:c="31"/>| Data Link <text:s text:c="5"/>| Network <text:s text:c="6"/>| Transport</text:span></text:p>
      <text:p text:style-name="P4"><text:s text:c="15"/><text:span text:style-name="T3">| <text:s text:c="15"/>| <text:s text:c="15"/>| <text:s text:c="31"/>| <text:s text:c="15"/>| <text:s text:c="14"/>|</text:span></text:p>
      <text:p text:style-name="P4"><text:s text:c="9"/><text:span text:style-name="T3">N-CONNECT req <text:s text:c="9"/>| <text:s text:c="15"/>| <text:s text:c="31"/>| <text:s text:c="15"/>| <text:s text:c="14"/>|</text:span></text:p>
      <text:p text:style-name="P4"><text:s text:c="9"/><text:span text:style-name="T3">------------&gt; <text:s text:c="9"/>| <text:s text:c="15"/>| <text:s text:c="31"/>| <text:s text:c="15"/>| <text:s text:c="14"/>|</text:span></text:p>
      <text:p text:style-name="P4"><text:s text:c="15"/><text:span text:style-name="T3">| <text:s text:c="7"/>DL-CONNECT req <text:s text:c="10"/>| <text:s text:c="31"/>| <text:s text:c="15"/>| <text:s text:c="14"/>|</text:span></text:p>
      <text:p text:style-name="P4"><text:s text:c="15"/><text:span text:style-name="T3">| <text:s text:c="5"/>----------------&gt; <text:s text:c="9"/>| <text:s text:c="31"/>| <text:s text:c="15"/>| <text:s text:c="14"/>|</text:span></text:p>
      <text:p text:style-name="P4"><text:s text:c="15"/><text:span text:style-name="T3">| <text:s text:c="15"/>| <text:s text:c="15"/>| <text:s/>[ - | - <text:s/>| - | SABM | - | - ] | <text:s text:c="15"/>| <text:s text:c="14"/>|</text:span></text:p>
      <text:p text:style-name="P4"><text:s text:c="15"/><text:span text:style-name="T3">| <text:s text:c="15"/>| <text:s text:c="15"/>| <text:s text:c="8"/>-------------&gt; <text:s text:c="8"/>| <text:s text:c="7"/>DL-CONNECT ind <text:s text:c="9"/>|</text:span></text:p>
      <text:p text:style-name="P4"><text:s text:c="15"/><text:span text:style-name="T3">| <text:s text:c="15"/>| <text:s text:c="15"/>| <text:s text:c="31"/>| <text:s text:c="7"/>-------------&gt; <text:s text:c="9"/>|</text:span></text:p>
      <text:p text:style-name="P4"><text:s text:c="15"/><text:span text:style-name="T3">| <text:s text:c="15"/>| <text:s text:c="15"/>| <text:s text:c="31"/>| <text:s text:c="7"/>DL-CONNECT res <text:s text:c="9"/>|</text:span></text:p>
      <text:p text:style-name="P4"><text:s text:c="15"/><text:span text:style-name="T3">| <text:s text:c="15"/>| <text:s text:c="15"/>| <text:s text:c="2"/>[ - | - | - | UA | - | - ] <text:s text:c="2"/>| <text:s text:c="7"/>&lt;------------- <text:s text:c="9"/>|</text:span></text:p>
      <text:p text:style-name="P4"><text:s text:c="15"/><text:span text:style-name="T3">| <text:s text:c="6"/>DL-CONNECT con <text:s text:c="11"/>| <text:s text:c="9"/>&lt;----------- <text:s text:c="9"/>| <text:s text:c="15"/>| <text:s text:c="14"/>|</text:span></text:p>
      <text:p text:style-name="P4"><text:s text:c="15"/><text:span text:style-name="T3">| <text:s text:c="5"/>&lt;---------------- <text:s text:c="9"/>| <text:s text:c="31"/>| <text:s text:c="15"/>| <text:s text:c="14"/>|</text:span></text:p>
      <text:p text:style-name="P4"><text:s text:c="15"/><text:span text:style-name="T3">| <text:s text:c="8"/>DL-DATA req <text:s text:c="12"/>| <text:s text:c="31"/>| <text:s text:c="15"/>| <text:s text:c="14"/>| </text:span></text:p>
      <text:p text:style-name="P4"><text:s text:c="15"/><text:span text:style-name="T3">| <text:s text:c="5"/>----------------&gt; <text:s text:c="9"/>| [CALLREQ | - | - | I | 0 | 0] <text:s/>| <text:s text:c="15"/>| <text:s text:c="14"/>| 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4"/>N-CONNECT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4"><text:s text:c="15"/><text:span text:style-name="T3">| <text:s text:c="15"/>| <text:s text:c="15"/>| <text:s text:c="31"/>| <text:s text:c="15"/>| <text:s text:c="4"/>N-CONNECT res </text:span></text:p>
      <text:p text:style-name="P4"><text:s text:c="15"/><text:span text:style-name="T3">| <text:s text:c="15"/>| <text:s text:c="15"/>| <text:s text:c="31"/>| <text:s text:c="15"/>| <text:s text:c="3"/>&lt;---------------</text:span></text:p>
      <text:p text:style-name="P4"><text:s text:c="15"/><text:span text:style-name="T3">| <text:s text:c="15"/>| <text:s text:c="15"/>| <text:s text:c="31"/>| <text:s text:c="9"/>DL-DATA req <text:s text:c="10"/>| <text:s/></text:span></text:p>
      <text:p text:style-name="P4"><text:s text:c="15"/><text:span text:style-name="T3">| <text:s text:c="15"/>| <text:s text:c="15"/>| [CALLCONF | - | - | I | 1 | 0] | <text:s text:c="6"/>&lt;-------------- <text:s text:c="9"/>|</text:span></text:p>
      <text:p text:style-name="P4"><text:s text:c="15"/><text:span text:style-name="T3">| <text:s text:c="8"/>DL-DATA ind <text:s text:c="12"/>| <text:s text:c="5"/>&lt;-------------------- <text:s text:c="4"/>| <text:s text:c="15"/>| <text:s text:c="14"/>| <text:s/></text:span></text:p>
      <text:p text:style-name="P4"><text:s text:c="15"/><text:span text:style-name="T3">| <text:s text:c="8"/>&lt;---------- <text:s text:c="12"/>| <text:s text:c="31"/>| <text:s text:c="15"/>| <text:s text:c="14"/>| </text:span></text:p>
      <text:p text:style-name="P4"><text:s text:c="9"/><text:span text:style-name="T3">N-CONNECT con <text:s text:c="9"/>| <text:s text:c="15"/>| <text:s text:c="31"/>| <text:s text:c="15"/>| <text:s text:c="14"/>| </text:span></text:p>
      <text:p text:style-name="P4"><text:s text:c="9"/><text:span text:style-name="T3">&lt;------------ <text:s text:c="9"/>| <text:s text:c="15"/>| <text:s text:c="31"/>| <text:s text:c="15"/>| <text:s text:c="14"/>| </text:span></text:p>
      <text:p text:style-name="P5">(1) <text:s text:c="5"/>N-DATA req <text:s text:c="12"/>| <text:s text:c="15"/>| <text:s text:c="31"/>| <text:s text:c="15"/>| <text:s text:c="14"/>| </text:p>
      <text:p text:style-name="P4"><text:s text:c="9"/><text:span text:style-name="T3">------------&gt; <text:s text:c="9"/>| <text:s text:c="15"/>| <text:s text:c="31"/>| <text:s text:c="15"/>| <text:s text:c="14"/>| </text:span></text:p>
      <text:p text:style-name="P4"><text:s text:c="15"/><text:span text:style-name="T3">| <text:s text:c="8"/>DL-DATA req <text:s text:c="12"/>| <text:s text:c="31"/>| <text:s text:c="15"/>| <text:s text:c="14"/>| </text:span></text:p>
      <text:p text:style-name="P4"><text:s text:c="15"/><text:span text:style-name="T3">| <text:s text:c="5"/>----------------&gt; <text:s text:c="9"/>| <text:s text:c="3"/>[VC1 | 0 | 0 | I | 1 | 1] <text:s text:c="2"/>| <text:s text:c="15"/>| <text:s text:c="14"/>| </text:span></text:p>
      <text:p text:style-name="P4"><text:s text:c="9"/><text:span text:style-name="T3">N-DATA req <text:s text:c="12"/>| <text:s text:c="15"/>| <text:s text:c="4"/>--------------------&gt; <text:s text:c="5"/>| <text:s text:c="9"/>DL-DATA ind <text:s text:c="10"/>|</text:span></text:p>
      <text:p text:style-name="P4"><text:s text:c="9"/><text:span text:style-name="T3">------------&gt; <text:s text:c="9"/>| <text:s text:c="15"/>| <text:s text:c="31"/>| <text:s text:c="6"/>--------------&gt; <text:s text:c="9"/>| </text:span></text:p>
      <text:p text:style-name="P4"><text:s text:c="15"/><text:span text:style-name="T3">| <text:s text:c="8"/>DL-DATA req <text:s text:c="12"/>| <text:s text:c="31"/>| <text:s text:c="15"/>| <text:s text:c="6"/>N-DATA ind</text:span></text:p>
      <text:p text:style-name="P4"><text:s text:c="15"/><text:span text:style-name="T3">| <text:s text:c="5"/>----------------&gt; <text:s text:c="9"/>| <text:s text:c="3"/>[VC1 | 0 | 1 | I | 1 | 2] <text:s text:c="2"/>| <text:s text:c="15"/>| <text:s text:c="3"/>---------------&gt;</text:span></text:p>
      <text:p text:style-name="P4"><text:s text:c="9"/><text:span text:style-name="T3">N-DATA req <text:s text:c="12"/>| <text:s text:c="15"/>| <text:s text:c="4"/>--------------------&gt; <text:s text:c="5"/>| <text:s text:c="9"/>DL-DATA ind <text:s text:c="10"/>|</text:span></text:p>
      <text:p text:style-name="P4"><text:s text:c="9"/><text:span text:style-name="T3">------------&gt; <text:s text:c="9"/>| <text:s text:c="15"/>| <text:s text:c="31"/>| <text:s text:c="6"/>--------------&gt; <text:s text:c="9"/>| </text:span></text:p>
      <text:p text:style-name="P4"><text:s text:c="15"/><text:span text:style-name="T3">| <text:s text:c="8"/>DL-DATA req <text:s text:c="12"/>| <text:s text:c="31"/>| <text:s text:c="15"/>| <text:s text:c="6"/>N-DATA ind</text:span></text:p>
      <text:p text:style-name="P4"><text:s text:c="15"/><text:span text:style-name="T3">| <text:s text:c="5"/>----------------&gt; <text:s text:c="9"/>| <text:s text:c="3"/>[VC1 | 0 | 2 | I | 1 | 3] <text:s text:c="2"/>| <text:s text:c="15"/>| <text:s text:c="3"/>---------------&gt; </text:span></text:p>
      <text:p text:style-name="P4"><text:s text:c="15"/><text:span text:style-name="T3">| <text:s text:c="15"/>| <text:s text:c="15"/>| <text:s text:c="4"/>--------------------&gt; <text:s text:c="5"/>| [DL Rejected] <text:s/>| <text:s text:c="14"/>|</text:span></text:p>
      <text:p text:style-name="P4"><text:s text:c="15"/><text:span text:style-name="T3">| <text:s text:c="15"/>| <text:s text:c="15"/>| <text:s text:c="31"/>| <text:s text:c="15"/>| <text:s text:c="14"/>| </text:span></text:p>
      <text:p text:style-name="P4"><text:s text:c="15"/><text:span text:style-name="T3">| <text:s text:c="15"/>| <text:s text:c="15"/>| <text:s text:c="31"/>| <text:s text:c="15"/>| <text:s text:c="14"/>|</text:span></text:p>
      <text:p text:style-name="P4"><text:s text:c="15"/><text:span text:style-name="T3">| <text:s text:c="15"/>| <text:s text:c="15"/>| <text:s text:c="31"/>| <text:s text:c="15"/>| <text:s text:c="14"/>| <text:s text:c="3"/></text:span></text:p>
      <text:p text:style-name="P4"><text:s text:c="15"/><text:span text:style-name="T3">| <text:s text:c="15"/>| <text:s text:c="15"/>| <text:s text:c="31"/>| <text:s text:c="15"/>| <text:s text:c="14"/>| </text:span></text:p>
      <text:p text:style-name="P5"><text:soft-page-break/>(2) <text:s text:c="5"/>N-DATA req <text:s text:c="12"/>| <text:s text:c="15"/>| <text:s text:c="31"/>| <text:s text:c="15"/>| <text:s text:c="14"/>|</text:p>
      <text:p text:style-name="P4"><text:s text:c="9"/><text:span text:style-name="T3">------------&gt; <text:s text:c="9"/>| <text:s text:c="15"/>| <text:s text:c="31"/>| <text:s text:c="15"/>| <text:s text:c="14"/>| </text:span></text:p>
      <text:p text:style-name="P4"><text:s text:c="15"/><text:span text:style-name="T3">| <text:s text:c="8"/>DL-DATA req <text:s text:c="12"/>| <text:s text:c="31"/>| <text:s text:c="15"/>| <text:s text:c="14"/>| </text:span></text:p>
      <text:p text:style-name="P4"><text:s text:c="15"/><text:span text:style-name="T3">| <text:s text:c="5"/>----------------&gt; <text:s text:c="9"/>| <text:s text:c="3"/>[VC2 | 0 | 0 | I | 1 | 4] <text:s text:c="2"/>| <text:s text:c="15"/>| <text:s text:c="14"/>| <text:s text:c="4"/></text:span></text:p>
      <text:p text:style-name="P4"><text:s text:c="15"/><text:span text:style-name="T3">| <text:s text:c="15"/>| <text:s text:c="15"/>| <text:s text:c="4"/>--------------------&gt; <text:s text:c="5"/>| [DL Rejected] <text:s/>| <text:s text:c="14"/>| </text:span></text:p>
      <text:p text:style-name="P4"><text:s text:c="15"/><text:span text:style-name="T3">| <text:s text:c="15"/>| <text:s text:c="15"/>| <text:s text:c="31"/>| <text:s text:c="15"/>| <text:s text:c="14"/>| <text:s/></text:span></text:p>
      <text:p text:style-name="P4"><text:s text:c="15"/><text:span text:style-name="T3">| <text:s text:c="15"/>| <text:s text:c="15"/>| <text:s text:c="31"/>| <text:s text:c="15"/>| <text:s text:c="14"/>| <text:s/></text:span></text:p>
      <text:p text:style-name="P4"><text:s text:c="15"/><text:span text:style-name="T3">| <text:s text:c="15"/>| <text:s text:c="15"/>| <text:s text:c="31"/>| <text:s text:c="15"/>| <text:s text:c="14"/>| <text:s text:c="4"/></text:span></text:p>
      <text:p text:style-name="P5">(3) <text:s text:c="11"/>| <text:s text:c="15"/>| <text:s text:c="15"/>| <text:s text:c="3"/>[ - | - | - | REJ | 3 | - ] | <text:s text:c="15"/>| <text:s text:c="14"/>| </text:p>
      <text:p text:style-name="P4"><text:s text:c="15"/><text:span text:style-name="T3">| <text:s text:c="15"/>| <text:s text:c="15"/>| <text:s text:c="3"/>&lt;--------------------- <text:s text:c="5"/>| <text:s text:c="15"/>| <text:s text:c="14"/>|</text:span></text:p>
      <text:p text:style-name="P4"><text:s text:c="15"/><text:span text:style-name="T3">| <text:s text:c="15"/>| <text:s text:c="15"/>| <text:s text:c="3"/>[VC1 | 0 | 2 | I | 1 | 3] <text:s text:c="2"/>| <text:s text:c="15"/>| <text:s text:c="14"/>|</text:span></text:p>
      <text:p text:style-name="P4"><text:s text:c="15"/><text:span text:style-name="T3">| <text:s text:c="15"/>| <text:s text:c="15"/>| <text:s text:c="4"/>--------------------&gt; <text:s text:c="5"/>| <text:s text:c="9"/>DL-DATA ind (VC1 0 2) 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"/>[VC2 | 0 | 0 | I | 1 | 4] <text:s text:c="2"/>| <text:s text:c="15"/>| <text:s text:c="3"/>---------------&gt;</text:span></text:p>
      <text:p text:style-name="P5">(4) <text:s text:c="5"/>N-DATA req <text:s text:c="12"/>| <text:s text:c="15"/>| <text:s text:c="4"/>--------------------&gt; <text:s text:c="5"/>| <text:s text:c="9"/>DL-DATA ind (VC2 0 0) |</text:p>
      <text:p text:style-name="P4"><text:s text:c="9"/><text:span text:style-name="T3">------------&gt; <text:s text:c="9"/>| <text:s text:c="15"/>| <text:s text:c="31"/>| <text:s text:c="6"/>--------------&gt; <text:s text:c="9"/>| </text:span></text:p>
      <text:p text:style-name="P4"><text:s text:c="15"/><text:span text:style-name="T3">| <text:s text:c="8"/>DL-DATA req <text:s text:c="12"/>| <text:s text:c="31"/>| <text:s text:c="15"/>| <text:s text:c="6"/>N-DATA ind</text:span></text:p>
      <text:p text:style-name="P4"><text:s text:c="15"/><text:span text:style-name="T3">| <text:s text:c="5"/>----------------&gt; <text:s text:c="9"/>| <text:s text:c="3"/>[VC2 | 0 | 1 | I | 1 | 5] <text:s text:c="2"/>| <text:s text:c="15"/>| <text:s text:c="3"/>---------------&gt;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4"><text:s text:c="15"/><text:span text:style-name="T3">| <text:s text:c="15"/>| <text:s text:c="15"/>| <text:s text:c="31"/>| <text:s text:c="15"/>| <text:s text:c="6"/>N-DATA req</text:span></text:p>
      <text:p text:style-name="P5">(5) <text:s text:c="11"/>| <text:s text:c="15"/>| <text:s text:c="15"/>| <text:s text:c="31"/>| <text:s text:c="15"/>| <text:s text:c="3"/>&lt;---------------</text:p>
      <text:p text:style-name="P4"><text:s text:c="15"/><text:span text:style-name="T3">| <text:s text:c="15"/>| <text:s text:c="15"/>| <text:s text:c="31"/>| <text:s text:c="9"/>DL-DATA req <text:s text:c="10"/>|</text:span></text:p>
      <text:p text:style-name="P4"><text:s text:c="15"/><text:span text:style-name="T3">| <text:s text:c="15"/>| <text:s text:c="15"/>| <text:s text:c="3"/>[VC1 | 3 | 0 | I | 6 | 1] <text:s text:c="2"/>| <text:s text:c="6"/>&lt;------------- <text:s text:c="10"/>| </text:span></text:p>
      <text:p text:style-name="P4"><text:s text:c="15"/><text:span text:style-name="T3">| <text:s text:c="9"/>DL-DATA ind <text:s text:c="11"/>| <text:s text:c="4"/>&lt;-------------------- <text:s text:c="5"/>| <text:s text:c="15"/>| <text:s text:c="14"/>| <text:s/></text:span></text:p>
      <text:p text:style-name="P4"><text:s text:c="15"/><text:span text:style-name="T3">| <text:s text:c="9"/>&lt;---------- <text:s text:c="11"/>| <text:s text:c="31"/>| <text:s text:c="15"/>| <text:s text:c="14"/>| <text:s text:c="4"/></text:span></text:p>
      <text:p text:style-name="P4"><text:s text:c="9"/><text:span text:style-name="T3">N-DATA ind <text:s text:c="12"/>| <text:s text:c="15"/>| <text:s text:c="31"/>| <text:s text:c="15"/>| <text:s text:c="14"/>| </text:span></text:p>
      <text:p text:style-name="P4"><text:s text:c="9"/><text:span text:style-name="T3">&lt;--------- <text:s text:c="12"/>| <text:s text:c="15"/>| <text:s text:c="31"/>| <text:s text:c="15"/>| <text:s text:c="14"/>|</text:span></text:p>
      <text:p text:style-name="P5">(6) <text:s text:c="5"/>N-DATA req <text:s text:c="12"/>| <text:s text:c="15"/>| <text:s text:c="31"/>| <text:s text:c="15"/>| <text:s text:c="14"/>|</text:p>
      <text:p text:style-name="P4"><text:s text:c="9"/><text:span text:style-name="T3">---------&gt; <text:s text:c="6"/>DL-DATA req <text:s text:c="11"/>| <text:s text:c="31"/>| <text:s text:c="15"/>| <text:s text:c="14"/>| </text:span></text:p>
      <text:p text:style-name="P4"><text:s text:c="15"/><text:span text:style-name="T3">| <text:s text:c="9"/>----------&gt; <text:s text:c="11"/>| <text:s text:c="3"/>[VC2 | 0 | 2 | I | 2 | 6] <text:s text:c="2"/>| <text:s text:c="15"/>| <text:s text:c="14"/>| 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4"><text:s text:c="9"/><text:span text:style-name="T3">N-DATA req <text:s text:c="12"/>| <text:s text:c="15"/>| <text:s text:c="31"/>| <text:s text:c="15"/>| <text:s text:c="14"/>|</text:span></text:p>
      <text:p text:style-name="P4"><text:s text:c="9"/><text:span text:style-name="T3">---------&gt; <text:s text:c="6"/>DL-DATA req <text:s text:c="11"/>| <text:s text:c="31"/>| <text:s text:c="15"/>| <text:s text:c="14"/>| </text:span></text:p>
      <text:p text:style-name="P4"><text:s text:c="15"/><text:span text:style-name="T3">| <text:s text:c="9"/>----------&gt; <text:s text:c="11"/>| <text:s text:c="3"/>[VC2 | 0 | 3 | I | 2 | 7] <text:s text:c="2"/>| <text:s text:c="15"/>| <text:s text:c="14"/>| 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5">(7) <text:s text:c="11"/>| <text:s text:c="15"/>| <text:s text:c="15"/>| <text:s text:c="31"/>| <text:s text:c="9"/>DL-DATA req <text:s text:c="10"/>|</text:p>
      <text:p text:style-name="P4"><text:s text:c="15"/><text:span text:style-name="T3">| <text:s text:c="15"/>| <text:s text:c="15"/>| <text:s/>[VC2RR | 4 | - | I | 0 | 2] <text:s text:c="2"/>| <text:s text:c="6"/>&lt;------------- <text:s text:c="10"/>| </text:span></text:p>
      <text:p text:style-name="P4"><text:s text:c="15"/><text:span text:style-name="T3">| <text:s text:c="9"/>DL-DATA ind <text:s text:c="11"/>| <text:s text:c="4"/>&lt;-------------------- <text:s text:c="5"/>| <text:s text:c="15"/>| <text:s text:c="14"/>| <text:s/></text:span></text:p>
      <text:p text:style-name="P4"><text:soft-page-break/><text:s text:c="15"/><text:span text:style-name="T3">| <text:s text:c="9"/>&lt;---------- <text:s text:c="11"/>| <text:s text:c="31"/>| <text:s text:c="15"/>| <text:s text:c="14"/>| <text:s text:c="4"/></text:span></text:p>
      <text:p text:style-name="P4"><text:s text:c="15"/><text:span text:style-name="T3">| <text:s text:c="15"/>| <text:s text:c="15"/>| <text:s text:c="31"/>| <text:s text:c="15"/>| <text:s text:c="14"/>|</text:span></text:p>
      <text:p text:style-name="P4"><text:s text:c="15"/><text:span text:style-name="T3">| <text:s text:c="15"/>| <text:s text:c="15"/>| <text:s text:c="31"/>| <text:s text:c="15"/>| <text:s text:c="14"/>|</text:span></text:p>
      <text:p text:style-name="P5">(8) <text:s text:c="5"/>N-DATA req <text:s text:c="12"/>| <text:s text:c="15"/>| <text:s text:c="31"/>| <text:s text:c="15"/>| <text:s text:c="14"/>|</text:p>
      <text:p text:style-name="P4"><text:s text:c="9"/><text:span text:style-name="T3">---------&gt; <text:s text:c="6"/>DL-DATA req <text:s text:c="11"/>| <text:s text:c="31"/>| <text:s text:c="15"/>| <text:s text:c="14"/>| </text:span></text:p>
      <text:p text:style-name="P4"><text:s text:c="15"/><text:span text:style-name="T3">| <text:s text:c="9"/>----------&gt; <text:s text:c="11"/>| <text:s text:c="3"/>[VC1 | 1 | 3 | I | 3 | 0] <text:s text:c="2"/>| <text:s text:c="15"/>| <text:s text:c="14"/>| 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4"><text:s text:c="9"/><text:span text:style-name="T3">N-DATA req <text:s text:c="12"/>| <text:s text:c="15"/>| <text:s text:c="31"/>| <text:s text:c="15"/>| <text:s text:c="14"/>|</text:span></text:p>
      <text:p text:style-name="P4"><text:s text:c="9"/><text:span text:style-name="T3">---------&gt; <text:s text:c="6"/>DL-DATA req <text:s text:c="11"/>| <text:s text:c="31"/>| <text:s text:c="15"/>| <text:s text:c="14"/>| </text:span></text:p>
      <text:p text:style-name="P4"><text:s text:c="15"/><text:span text:style-name="T3">| <text:s text:c="9"/>----------&gt; <text:s text:c="11"/>| <text:s text:c="3"/>[VC1 | 1 | 4 | I | 3 | 1] <text:s text:c="2"/>| <text:s text:c="15"/>| <text:s text:c="14"/>| 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4"><text:s text:c="9"/><text:span text:style-name="T3">N-DATA req <text:s text:c="12"/>| <text:s text:c="15"/>| <text:s text:c="31"/>| <text:s text:c="15"/>| <text:s text:c="14"/>|</text:span></text:p>
      <text:p text:style-name="P4"><text:s text:c="9"/><text:span text:style-name="T3">---------&gt; <text:s text:c="6"/>DL-DATA req <text:s text:c="11"/>| <text:s text:c="31"/>| <text:s text:c="15"/>| <text:s text:c="14"/>| </text:span></text:p>
      <text:p text:style-name="P4"><text:s text:c="15"/><text:span text:style-name="T3">| <text:s text:c="9"/>----------&gt; <text:s text:c="11"/>| <text:s text:c="3"/>[VC1 | 1 | 5 | I | 3 | 2] <text:s text:c="2"/>| <text:s text:c="15"/>| <text:s text:c="14"/>| </text:span></text:p>
      <text:p text:style-name="P4"><text:s text:c="15"/><text:span text:style-name="T3">| <text:s text:c="15"/>| <text:s text:c="15"/>| <text:s text:c="4"/>--------------------&gt; <text:s text:c="5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6"/>N-DATA ind</text:span></text:p>
      <text:p text:style-name="P4"><text:s text:c="15"/><text:span text:style-name="T3">| <text:s text:c="15"/>| <text:s text:c="15"/>| <text:s text:c="31"/>| <text:s text:c="15"/>| <text:s text:c="3"/>---------------&gt;</text:span></text:p>
      <text:p text:style-name="P5">(9) <text:s text:c="11"/>| <text:s text:c="15"/>| <text:s text:c="15"/>| <text:s text:c="3"/>[ - | - | - | RR | 3 | -] <text:s text:c="2"/>| <text:s text:c="15"/>| <text:s text:c="14"/>|</text:p>
      <text:p text:style-name="P4"><text:s text:c="15"/><text:span text:style-name="T3">| <text:s text:c="15"/>| <text:s text:c="15"/>| <text:s text:c="4"/>&lt;-------------------- <text:s text:c="5"/>| <text:s text:c="15"/>| <text:s text:c="14"/>|</text:span></text:p>
      <text:p text:style-name="P5">(10) <text:s text:c="10"/>| <text:s text:c="15"/>| <text:s text:c="15"/>| <text:s text:c="31"/>| <text:s text:c="15"/>| <text:s text:c="14"/>|</text:p>
      <text:p text:style-name="P4"><text:s text:c="15"/><text:span text:style-name="T3">| <text:s text:c="15"/>| <text:s text:c="15"/>| <text:s text:c="31"/>| <text:s text:c="15"/>| <text:s text:c="6"/>N-DATA req</text:span></text:p>
      <text:p text:style-name="P4"><text:s text:c="15"/><text:span text:style-name="T3">| <text:s text:c="15"/>| <text:s text:c="15"/>| <text:s text:c="31"/>| <text:s text:c="15"/>| <text:s text:c="3"/>&lt;---------------</text:span></text:p>
      <text:p text:style-name="P4"><text:s text:c="15"/><text:span text:style-name="T3">| <text:s text:c="15"/>| <text:s text:c="15"/>| <text:s text:c="31"/>| <text:s text:c="9"/>DL-DATA req <text:s text:c="10"/>|</text:span></text:p>
      <text:p text:style-name="P4"><text:s text:c="15"/><text:span text:style-name="T3">| <text:s text:c="15"/>| <text:s text:c="15"/>| <text:s text:c="3"/>[VC1 | 6 | 1 | I | 3 | 3] <text:s text:c="2"/>| <text:s text:c="6"/>&lt;------------- <text:s text:c="10"/>| </text:span></text:p>
      <text:p text:style-name="P4"><text:s text:c="15"/><text:span text:style-name="T3">| <text:s text:c="15"/>| <text:s/>[DL Rejected] | <text:s text:c="4"/>&lt;-------------------- <text:s text:c="5"/>| <text:s text:c="15"/>| <text:s text:c="14"/>| <text:s/></text:span></text:p>
      <text:p text:style-name="P4"><text:s text:c="15"/><text:span text:style-name="T3">| <text:s text:c="15"/>| <text:s text:c="15"/>| <text:s text:c="31"/>| <text:s text:c="15"/>| <text:s text:c="6"/>N-DATA req</text:span></text:p>
      <text:p text:style-name="P4"><text:s text:c="15"/><text:span text:style-name="T3">| <text:s text:c="15"/>| <text:s text:c="15"/>| <text:s text:c="31"/>| <text:s text:c="15"/>| <text:s text:c="3"/>&lt;---------------</text:span></text:p>
      <text:p text:style-name="P4"><text:s text:c="15"/><text:span text:style-name="T3">| <text:s text:c="15"/>| <text:s text:c="15"/>| <text:s text:c="31"/>| <text:s text:c="9"/>DL-DATA req <text:s text:c="10"/>|</text:span></text:p>
      <text:p text:style-name="P4"><text:s text:c="15"/><text:span text:style-name="T3">| <text:s text:c="15"/>| <text:s text:c="15"/>| <text:s text:c="3"/>[VC1 | 6 | 2 | I | 3 | 4] <text:s text:c="2"/>| <text:s text:c="6"/>&lt;------------- <text:s text:c="10"/>| </text:span></text:p>
      <text:p text:style-name="P4"><text:s text:c="15"/><text:span text:style-name="T3">| <text:s text:c="15"/>| <text:s/>[DL Rejected] | <text:s text:c="4"/>&lt;-------------------- <text:s text:c="5"/>| <text:s text:c="15"/>| <text:s text:c="14"/>| <text:s/></text:span></text:p>
      <text:p text:style-name="P4"><text:s text:c="15"/><text:span text:style-name="T3">| <text:s text:c="15"/>| <text:s text:c="15"/>| <text:s text:c="31"/>| <text:s text:c="15"/>| <text:s text:c="14"/>| <text:s text:c="4"/></text:span></text:p>
      <text:p text:style-name="P5">(11) <text:s text:c="10"/>| <text:s text:c="15"/>| <text:s text:c="15"/>| <text:s text:c="3"/>[ - | - | - | REJ | 3 | -] <text:s/>| <text:s text:c="15"/>| <text:s text:c="14"/>| </text:p>
      <text:p text:style-name="P4"><text:s text:c="15"/><text:span text:style-name="T3">| <text:s text:c="15"/>| <text:s text:c="15"/>| <text:s text:c="4"/>--------------------&gt; <text:s text:c="5"/>| <text:s text:c="15"/>| <text:s text:c="14"/>|</text:span></text:p>
      <text:p text:style-name="P4"><text:s text:c="15"/><text:span text:style-name="T3">| <text:s text:c="15"/>| <text:s text:c="15"/>| <text:s text:c="31"/>| <text:s text:c="15"/>| <text:s text:c="14"/>| </text:span></text:p>
      <text:p text:style-name="P4"><text:s text:c="15"/><text:span text:style-name="T3">| <text:s text:c="15"/>| <text:s text:c="15"/>| <text:s text:c="31"/>| <text:s text:c="15"/>| <text:s text:c="14"/>|</text:span></text:p>
      <text:p text:style-name="P4"><text:s text:c="15"/><text:span text:style-name="T3">| <text:s text:c="15"/>| <text:s text:c="15"/>| <text:s text:c="3"/>[VC1 | 6 | 1 | I | 3 | 3] <text:s text:c="2"/>| <text:s text:c="15"/>| <text:s text:c="14"/>| </text:span></text:p>
      <text:p text:style-name="P4"><text:s text:c="15"/><text:span text:style-name="T3">| <text:s text:c="9"/>DL-DATA ind <text:s text:c="11"/>| <text:s text:c="4"/>&lt;-------------------- <text:s text:c="5"/>| <text:s text:c="15"/>| <text:s text:c="14"/>| <text:s/></text:span></text:p>
      <text:p text:style-name="P4"><text:s text:c="15"/><text:span text:style-name="T3">| <text:s text:c="9"/>&lt;---------- <text:s text:c="11"/>| <text:s text:c="31"/>| <text:s text:c="15"/>| <text:s text:c="14"/>| <text:s text:c="4"/></text:span></text:p>
      <text:p text:style-name="P4"><text:s text:c="9"/><text:span text:style-name="T3">N-DATA ind <text:s text:c="12"/>| <text:s text:c="15"/>| <text:s text:c="31"/>| <text:s text:c="15"/>| <text:s text:c="14"/>| </text:span></text:p>
      <text:p text:style-name="P4"><text:s text:c="9"/><text:span text:style-name="T3">&lt;--------- <text:s text:c="12"/>| <text:s text:c="15"/>| <text:s text:c="31"/>| <text:s text:c="15"/>| <text:s text:c="14"/>|</text:span></text:p>
      <text:p text:style-name="P4"><text:s text:c="15"/><text:span text:style-name="T3">| <text:s text:c="15"/>| <text:s text:c="15"/>| <text:s text:c="3"/>[VC1 | 6 | 2 | I | 3 | 4] <text:s text:c="2"/>| <text:s text:c="15"/>| <text:s text:c="14"/>| </text:span></text:p>
      <text:p text:style-name="P4"><text:soft-page-break/><text:s text:c="15"/><text:span text:style-name="T3">| <text:s text:c="9"/>DL-DATA ind <text:s text:c="11"/>| <text:s text:c="4"/>&lt;-------------------- <text:s text:c="5"/>| <text:s text:c="15"/>| <text:s text:c="14"/>| <text:s/></text:span></text:p>
      <text:p text:style-name="P4"><text:s text:c="15"/><text:span text:style-name="T3">| <text:s text:c="9"/>&lt;---------- <text:s text:c="11"/>| <text:s text:c="31"/>| <text:s text:c="15"/>| <text:s text:c="14"/>| <text:s text:c="4"/></text:span></text:p>
      <text:p text:style-name="P4"><text:s text:c="9"/><text:span text:style-name="T3">N-DATA ind <text:s text:c="12"/>| <text:s text:c="15"/>| <text:s text:c="31"/>| <text:s text:c="15"/>| <text:s text:c="14"/>| </text:span></text:p>
      <text:p text:style-name="P4"><text:s text:c="9"/><text:span text:style-name="T3">&lt;--------- <text:s text:c="12"/>| <text:s text:c="15"/>| <text:s text:c="31"/>| <text:s text:c="15"/>| <text:s text:c="14"/>|</text:span></text:p>
      <text:p text:style-name="P4"><text:s text:c="15"/><text:span text:style-name="T3">| <text:s text:c="15"/>| <text:s text:c="15"/>| <text:s text:c="31"/>| <text:s text:c="15"/>| <text:s text:c="6"/>N-DATA req</text:span></text:p>
      <text:p text:style-name="P5">(12) <text:s text:c="10"/>| <text:s text:c="15"/>| <text:s text:c="15"/>| <text:s text:c="31"/>| <text:s text:c="15"/>| <text:s text:c="3"/>&lt;---------------</text:p>
      <text:p text:style-name="P4"><text:s text:c="15"/><text:span text:style-name="T3">| <text:s text:c="15"/>| <text:s text:c="15"/>| <text:s text:c="31"/>| <text:s text:c="9"/>DL-DATA req <text:s text:c="10"/>|</text:span></text:p>
      <text:p text:style-name="P4"><text:s text:c="15"/><text:span text:style-name="T3">| <text:s text:c="15"/>| <text:s text:c="15"/>| <text:s text:c="3"/>[VC2 | 4 | 0 | I | 3 | 5] <text:s text:c="2"/>| <text:s text:c="6"/>&lt;------------- <text:s text:c="10"/>| </text:span></text:p>
      <text:p text:style-name="P4"><text:s text:c="15"/><text:span text:style-name="T3">| <text:s text:c="9"/>DL-DATA ind <text:s text:c="11"/>| <text:s text:c="4"/>&lt;-------------------- <text:s text:c="5"/>| <text:s text:c="15"/>| <text:s text:c="14"/>| <text:s/></text:span></text:p>
      <text:p text:style-name="P4"><text:s text:c="15"/><text:span text:style-name="T3">| <text:s text:c="9"/>&lt;---------- <text:s text:c="11"/>| <text:s text:c="31"/>| <text:s text:c="15"/>| <text:s text:c="14"/>| <text:s text:c="4"/></text:span></text:p>
      <text:p text:style-name="P4"><text:s text:c="9"/><text:span text:style-name="T3">N-DATA ind <text:s text:c="12"/>| <text:s text:c="15"/>| <text:s text:c="31"/>| <text:s text:c="15"/>| <text:s text:c="14"/>| </text:span></text:p>
      <text:p text:style-name="P4"><text:s text:c="9"/><text:span text:style-name="T3">&lt;--------- <text:s text:c="12"/>| <text:s text:c="15"/>| <text:s text:c="31"/>| <text:s text:c="15"/>| <text:s text:c="14"/>|</text:span></text:p>
      <text:p text:style-name="P4"><text:s text:c="15"/><text:span text:style-name="T3">| <text:s text:c="15"/>| <text:s text:c="15"/>| <text:s text:c="31"/>| <text:s text:c="15"/>| <text:s text:c="14"/>|</text:span></text:p>
      <text:p text:style-name="P5">(13) <text:s text:c="10"/>| <text:s text:c="9"/>DL-DATA req <text:s text:c="11"/>| <text:s text:c="2"/>[VC1RR | 3 | - | I | 6 | 3] <text:s/>| <text:s text:c="15"/>| <text:s text:c="14"/>|</text:p>
      <text:p text:style-name="P4"><text:s text:c="15"/><text:span text:style-name="T3">| <text:s text:c="9"/>----------&gt; <text:s text:c="11"/>| <text:s text:c="2"/>--------------------&gt; <text:s text:c="7"/>| <text:s text:c="9"/>DL-DATA ind <text:s text:c="10"/>|</text:span></text:p>
      <text:p text:style-name="P4"><text:s text:c="15"/><text:span text:style-name="T3">| <text:s text:c="15"/>| <text:s text:c="15"/>| <text:s text:c="31"/>| <text:s text:c="6"/>--------------&gt; <text:s text:c="9"/>| </text:span></text:p>
      <text:p text:style-name="P4"><text:s text:c="15"/><text:span text:style-name="T3">| <text:s text:c="15"/>| <text:s text:c="15"/>| <text:s text:c="31"/>| <text:s text:c="15"/>| <text:s text:c="14"/>| </text:span></text:p>
      <text:p text:style-name="P4"><text:s text:c="15"/><text:span text:style-name="T3">| <text:s text:c="15"/>| <text:s text:c="15"/>| <text:s text:c="31"/>| <text:s text:c="15"/>| <text:s text:c="14"/>| <text:s text:c="3"/></text:span></text:p>
      <text:p text:style-name="P8"><text:s text:c="15"/><text:span text:style-name="T3">| <text:s text:c="15"/>| <text:s text:c="15"/>| <text:s text:c="31"/>| <text:s text:c="15"/>| <text:s text:c="14"/>|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G</meta:initial-creator>
    <meta:creation-date>2011-03-04T21:29:44</meta:creation-date>
    <meta:printed-by>E G</meta:printed-by>
    <meta:print-date>2011-03-04T21:32:58</meta:print-date>
    <meta:document-statistic meta:table-count="0" meta:image-count="0" meta:object-count="0" meta:page-count="4" meta:paragraph-count="162" meta:word-count="1488" meta:character-count="18934"/>
    <dc:date>2011-03-04T21:33:59</dc:date>
    <dc:creator>E G</dc:creator>
    <meta:editing-duration>PT00H04M17S</meta:editing-duration>
    <meta:editing-cycles>1</meta:editing-cycles>
    <meta:generator>OpenOffice.org/3.2$Unix OpenOffice.org_project/320m19$Build-9505</meta:generator>
  </office:meta>
</office:document-meta>
</file>